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453.2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Ожикенов Касымбек Адильбекович</text:p>
          </table:table-cell>
          <table:table-cell table:style-name="ce5" office:value-type="string" calcext:value-type="string">
            <text:p>Заведующий кафедрой</text:p>
          </table:table-cell>
          <table:table-cell table:style-name="ce5" office:value-type="string" calcext:value-type="string">
            <text:p>К.т.н. </text:p>
          </table:table-cell>
          <table:table-cell table:style-name="ce5" office:value-type="string" calcext:value-type="string">
            <text:p>-</text:p>
          </table:table-cell>
          <table:table-cell table:style-name="ce10"/>
          <table:table-cell table:style-name="ce5" office:value-type="string" calcext:value-type="string">
            <text:p>ИПАиЦ, РТиТСА</text:p>
          </table:table-cell>
          <table:table-cell table:style-name="ce5" office:value-type="string" calcext:value-type="string">
            <text:p>Управление роботами, Искусственные системы жизнеобеспечения, Динамика роботов</text:p>
          </table:table-cell>
          <table:table-cell table:style-name="ce6" office:value-type="float" office:value="87073357729" calcext:value-type="float">
            <text:p>87073357729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Ешмухаметов Азамат Нурланович</text:p>
          </table:table-cell>
          <table:table-cell table:style-name="ce6" office:value-type="string" calcext:value-type="string">
            <text:p>Профессор</text:p>
          </table:table-cell>
          <table:table-cell table:style-name="ce8" office:value-type="string" calcext:value-type="string">
            <text:p>Доктор PhD,  </text:p>
            <text:p> Доктор инженерии</text:p>
          </table:table-cell>
          <table:table-cell table:style-name="ce6" office:value-type="string" calcext:value-type="string">
            <text:p>-</text:p>
          </table:table-cell>
          <table:table-cell table:style-name="ce10" office:value-type="string" calcext:value-type="string">
            <text:p><text:a xlink:href="https://drive.google.com/file/d/1mCSSW-guBa29HvFNJepKd0ocBKA_jyU5/view?usp=sharing" xlink:type="simple">https://drive.google.com/file/d/1mCSSW-guBa29HvFNJepKd0ocBKA_jyU5/view?usp=sharing</text:a></text:p>
          </table:table-cell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Автономные мобильные роботы, Биоморфная и антропоморфная робототехника, Проектирование роботов специального назначения, Интеллектуальное управления роботов.</text:p>
          </table:table-cell>
          <table:table-cell table:style-name="ce6" office:value-type="float" office:value="87074771671" calcext:value-type="float">
            <text:p>87074771671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Бактыбаев Мурат Кыргызбаевич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6" office:value-type="string" calcext:value-type="string">
            <text:p>К.ф.-м.н.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Источники питания, Моделирование измерительных систем, Моделирование динамических систем, Математическое моделирование и оптимизация движения многозвенных систем, Технология интеллектуального управления, Биотехнические системы и технологии</text:p>
          </table:table-cell>
          <table:table-cell table:style-name="ce6" office:value-type="float" office:value="87772925244" calcext:value-type="float">
            <text:p>87772925244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еримкулов Жамбул Куанышбекович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8" office:value-type="string" calcext:value-type="string">
            <text:p>К.ф.-м.н.,</text:p>
          </table:table-cell>
          <table:table-cell table:style-name="ce8" office:value-type="string" calcext:value-type="string">
            <text:p>Ассоциированный профессор (ВАК)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Основы информационно-измерительных технологий, Интеллектуальные средства измерений, Приводы роботов, Компьютерные технологии в медико-биологических исследованиях, Оптические методы контроля и анализа, Биомедицинские информационно-измерительные системы</text:p>
          </table:table-cell>
          <table:table-cell table:style-name="ce6" office:value-type="float" office:value="87471662898" calcext:value-type="float">
            <text:p>87471662898</text:p>
          </table:table-cell>
          <table:table-cell table:number-columns-repeated="101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Уалиев Жомарт Разханович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PhD, механика</text:p>
          </table:table-cell>
          <table:table-cell table:style-name="ce5"/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11" office:value-type="string" calcext:value-type="string">
            <text:p>Методы вычисления и программирование, Основы электромеханики, Методы очувствления робототехнических и мехатронных систем, Мультиагентные робототехнические системы, Проектирование современных человекоподобных роботов, Основы автоматики, Программирование на языке высокого уровня, Механика управляемых машин</text:p>
          </table:table-cell>
          <table:table-cell table:style-name="ce12" office:value-type="float" office:value="87772702204" calcext:value-type="float">
            <text:p>87772702204</text:p>
          </table:table-cell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Туякбаев Алтай Алишерович</text:p>
          </table:table-cell>
          <table:table-cell table:style-name="ce6" office:value-type="string" calcext:value-type="string">
            <text:p>Ассистент профессора</text:p>
          </table:table-cell>
          <table:table-cell table:style-name="ce9" office:value-type="string" calcext:value-type="string">
            <text:p>К.т.н.,</text:p>
          </table:table-cell>
          <table:table-cell table:style-name="ce5"/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Микросхемотехника, Технологии интеллектуального управления, Интегральная и микропроцессорная схемотехника, Клиническая инженерия, Цифровая обработка измерительной информации, Информационные устройства и системы, Микропроцессорные устройства и системы, Навигационные системы роботов.</text:p>
          </table:table-cell>
          <table:table-cell table:style-name="ce6" office:value-type="float" office:value="87072163100" calcext:value-type="float">
            <text:p>87072163100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Тулешов Еркебулан Амандыкович</text:p>
          </table:table-cell>
          <table:table-cell table:style-name="ce6" office:value-type="string" calcext:value-type="string">
            <text:p>Ассистент профессора</text:p>
          </table:table-cell>
          <table:table-cell table:style-name="ce5" office:value-type="string" calcext:value-type="string">
            <text:p>К.т.н. </text:p>
          </table:table-cell>
          <table:table-cell table:style-name="ce5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Введение в специальность, Микроконтроллерные системы управления, Механика управляемых машин, Управление роботами</text:p>
          </table:table-cell>
          <table:table-cell table:style-name="ce6" office:value-type="float" office:value="87026666505" calcext:value-type="float">
            <text:p>87026666505</text:p>
          </table:table-cell>
          <table:table-cell table:number-columns-repeated="101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Алимбаев Чингиз Абдраимович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PhD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Основы автоматики, Сердечная инженерия, Искусственные системы жизниобеспечения</text:p>
          </table:table-cell>
          <table:table-cell table:style-name="ce6" office:value-type="float" office:value="87027506393" calcext:value-type="float">
            <text:p>87027506393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Кабдолдина Асем Оралхановна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PhD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11" office:value-type="string" calcext:value-type="string">
            <text:p>Программирование на языке высокого уровня, Методы вычисления и программирование, Механика управляемых машин, Механика манипуляторов</text:p>
          </table:table-cell>
          <table:table-cell table:style-name="ce6" office:value-type="float" office:value="87472800158" calcext:value-type="float">
            <text:p>87472800158</text:p>
          </table:table-cell>
          <table:table-cell table:number-columns-repeated="101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Аймұханбетов Ержан Аймұханбетұлы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Моделирование динамических систем, Основы электроники, Элементы привода приборов, Приводы роботов ,Проектирование роботов, Биомедицинская электроника</text:p>
          </table:table-cell>
          <table:table-cell table:style-name="ce12" office:value-type="float" office:value="87074787778" calcext:value-type="float">
            <text:p>87074787778</text:p>
          </table:table-cell>
          <table:table-cell table:number-columns-repeated="101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Баянбай Нурлан Амангелдіұлы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Встроенные системы в робототехнике, Микроконтроллерные системы управления, Медицинская визуализация, Оптические методы контроля и анализа, Основы электромеханики</text:p>
          </table:table-cell>
          <table:table-cell table:style-name="ce6" office:value-type="float" office:value="87072724999" calcext:value-type="float">
            <text:p>87072724999</text:p>
          </table:table-cell>
          <table:table-cell table:number-columns-repeated="101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Бигалиева Жанар Серикхановна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Основы электроники, Интегральная и микропроцессорная схемотехника, Основы информационно-измерительных технологий, Оптические методы контроля и анализа</text:p>
          </table:table-cell>
          <table:table-cell table:style-name="ce6" office:value-type="float" office:value="87471110541" calcext:value-type="float">
            <text:p>87471110541</text:p>
          </table:table-cell>
          <table:table-cell table:number-columns-repeated="101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Жамуратова Махаббат Мусагазиевна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8" office:value-type="string" calcext:value-type="string">
            <text:p>Компьютерные технологии в приборостроение, Компьютерные технологии в медицине,  </text:p>
            <text:p> Программирование на языке высокого уровня, Проектирование электронных схем</text:p>
          </table:table-cell>
          <table:table-cell table:style-name="ce6" office:value-type="float" office:value="87072842700" calcext:value-type="float">
            <text:p>87072842700</text:p>
          </table:table-cell>
          <table:table-cell table:number-columns-repeated="101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Кальменов Ермұхамед Тынысбекұлы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Программное обеспечение роботов, Программное обеспечение измерительных приборов, Проектирование электронных схем, Основы автоматики</text:p>
          </table:table-cell>
          <table:table-cell table:style-name="ce6" office:value-type="float" office:value="87051112031" calcext:value-type="float">
            <text:p>87051112031</text:p>
          </table:table-cell>
          <table:table-cell table:number-columns-repeated="101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Базарбай Лашын</text:p>
          </table:table-cell>
          <table:table-cell table:style-name="ce6" office:value-type="string" calcext:value-type="string">
            <text:p>Тью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11" office:value-type="string" calcext:value-type="string">
            <text:p>Методы вычисления и программирование, Основы электроники, Источники питания,</text:p>
          </table:table-cell>
          <table:table-cell table:style-name="ce6" office:value-type="float" office:value="87077611909" calcext:value-type="float">
            <text:p>87077611909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Алдияров Нахипбек Уалиевич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5" office:value-type="string" calcext:value-type="string">
            <text:p>К.ф.-м.н.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ИПАиЦ, РТиТСА</text:p>
          </table:table-cell>
          <table:table-cell table:style-name="ce3" office:value-type="string" calcext:value-type="string">
            <text:p>Основы электроники, интегральная и микропроцессорная схемотехника, источники питания</text:p>
          </table:table-cell>
          <table:table-cell table:style-name="ce15" office:value-type="float" office:value="87772746301" calcext:value-type="float">
            <text:p>87772746301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Салемкан Айнұр Сейтканқызы</text:p>
          </table:table-cell>
          <table:table-cell table:style-name="ce14" office:value-type="string" calcext:value-type="string">
            <text:p>Ассистент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ИПАиЦ, РТиТСА</text:p>
          </table:table-cell>
          <table:table-cell table:style-name="ce13" office:value-type="string" calcext:value-type="string">
            <text:p>Основы автоматики, Основы электроники, Моделирование динамических систем, Микроконтроллерные системы управления, Проектирование электронных схем, Программирование на языке высокого уровня</text:p>
          </table:table-cell>
          <table:table-cell table:style-name="ce15" office:value-type="float" office:value="87086980670" calcext:value-type="float">
            <text:p>87086980670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Сейткасымов Турар Сейткасымович</text:p>
          </table:table-cell>
          <table:table-cell table:style-name="ce16" office:value-type="string" calcext:value-type="string">
            <text:p>Младший научный сотрудник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6" office:value-type="string" calcext:value-type="string">
            <text:p>Робототехника и технические средства автоматики</text:p>
          </table:table-cell>
          <table:table-cell table:style-name="ce18" office:value-type="string" calcext:value-type="string">
            <text:p><text:a xlink:href="mailto:Seitkasymov_t@mail.ru" xlink:type="simple">Seitkasymov_t@mail.ru
 87085912075</text:a></text:p>
          </table:table-cell>
          <table:table-cell table:number-columns-repeated="1017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Игембай Ерболат Айдынұлы</text:p>
          </table:table-cell>
          <table:table-cell table:style-name="ce16" office:value-type="string" calcext:value-type="string">
            <text:p>Младший научный сотрудник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6" office:value-type="string" calcext:value-type="string">
            <text:p>Робототехника и технические средства автоматики</text:p>
          </table:table-cell>
          <table:table-cell table:style-name="ce18" office:value-type="string" calcext:value-type="string">
            <text:p><text:a xlink:href="mailto:Erbosh.02@gmail.com" xlink:type="simple">Erbosh.02@gmail.com
 87082083060</text:a></text:p>
          </table:table-cell>
          <table:table-cell table:number-columns-repeated="1017"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Шылмырза Үсен Жұманұлы</text:p>
          </table:table-cell>
          <table:table-cell table:style-name="ce16" office:value-type="string" calcext:value-type="string">
            <text:p>Младший научный сотрудник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6" office:value-type="string" calcext:value-type="string">
            <text:p>Робототехника и технические средства автоматики</text:p>
          </table:table-cell>
          <table:table-cell table:style-name="ce18" office:value-type="string" calcext:value-type="string">
            <text:p><text:a xlink:href="mailto:19usen97@mail.ru" xlink:type="simple">19usen97@mail.ru
 87472171701</text:a></text:p>
          </table:table-cell>
          <table:table-cell table:number-columns-repeated="1017"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Алимбаева Жадыра Нурдаулетовна</text:p>
          </table:table-cell>
          <table:table-cell table:style-name="ce16" office:value-type="string" calcext:value-type="string">
            <text:p>Старший научный сотрудник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6" office:value-type="string" calcext:value-type="string">
            <text:p>Робототехника и технические средства автоматики</text:p>
          </table:table-cell>
          <table:table-cell table:style-name="ce18" office:value-type="string" calcext:value-type="string">
            <text:p><text:a xlink:href="mailto:zhadyraalimbay@gmail.com" xlink:type="simple">zhadyraalimbay@gmail.com
 87077556393</text:a>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0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5"/>
          <table:table-cell table:style-name="ce5" office:value-type="string" calcext:value-type="string">
            <text:p>Договор о предоставления гранта</text:p>
          </table:table-cell>
          <table:table-cell table:style-name="ce19" table:content-validation-name="val4" office:value-type="date" office:date-value="2018-12-11" calcext:value-type="date">
            <text:p>11.12.18</text:p>
          </table:table-cell>
          <table:table-cell table:style-name="ce5" office:value-type="string" calcext:value-type="string">
            <text:p>КазНИТУ</text:p>
          </table:table-cell>
          <table:table-cell table:style-name="ce5" office:value-type="string" calcext:value-type="string">
            <text:p>14 557</text:p>
          </table:table-cell>
          <table:table-cell table:style-name="ce21" office:value-type="string" calcext:value-type="string">
            <text:p><text:a xlink:href="https://drive.google.com/file/d/1yByyLpIIJkeIPehDLzSWPBuHilYOUeue/view?usp=sharing" xlink:type="simple">https://drive.google.com/file/d/1yByyLpIIJkeIPehDLzSWPBuHilYOUeue/view?usp=sharing</text:a></text:p>
          </table:table-cell>
          <table:table-cell table:number-columns-repeated="1016"/>
        </table:table-row>
        <table:table-row table:style-name="ro2" table:number-rows-repeated="998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3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/>
          <table:table-cell table:style-name="ce22"/>
          <table:table-cell table:style-name="ce2" table:content-validation-name="val5"/>
          <table:table-cell table:number-columns-repeated="1021"/>
        </table:table-row>
        <table:table-row table:style-name="ro2" table:number-rows-repeated="998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3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5458" calcext:value-type="float">
            <text:p>5458</text:p>
          </table:table-cell>
          <table:table-cell table:style-name="ce24" table:content-validation-name="val6" office:value-type="date" office:date-value="2020-11-06" calcext:value-type="date">
            <text:p>06.11.2020</text:p>
          </table:table-cell>
          <table:table-cell table:style-name="ce5" office:value-type="string" calcext:value-type="string">
            <text:p>КазНИТУ</text:p>
          </table:table-cell>
          <table:table-cell table:style-name="ce5" office:value-type="string" calcext:value-type="string">
            <text:p>Туякбаев Альтай Альшерович; Омарбеков Бекнур Оразгалиевич; Ожикенов Данабек Адильбекович; Нурмагамбет Саян Досжанулы; Кенжалиев Бакдаулет Кенжалиевич; Кушегенова Жазира Калибековна; Ожикенов Касымбек Адильбекович; Ожикенова Айман Касымбековна</text:p>
          </table:table-cell>
          <table:table-cell table:style-name="ce21" office:value-type="string" calcext:value-type="string">
            <text:p><text:a xlink:href="https://gosreestr.kazpatent.kz/Utilitymodel/Details?docNumber=323523" xlink:type="simple">https://gosreestr.kazpatent.kz/Utilitymodel/Details?docNumber=323523</text:a></text:p>
          </table:table-cell>
          <table:table-cell table:number-columns-repeated="1018"/>
        </table:table-row>
        <table:table-row table:style-name="ro2" table:number-rows-repeated="998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3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5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26" office:value-type="string" calcext:value-type="string">
            <text:p>№</text:p>
          </table:table-cell>
          <table:table-cell table:style-name="ce26" office:value-type="string" calcext:value-type="string">
            <text:p>Наименование организации</text:p>
          </table:table-cell>
          <table:table-cell table:style-name="ce26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77" meta:object-count="0"/>
    <meta:generator>LibreOfficeDev/6.0.5.2$Linux_X86_64 LibreOffice_project/</meta:generator>
  </office:meta>
</office:document-meta>
</file>